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 style:text-autospace="none"/>
      <style:text-properties fo:font-size="36pt"/>
    </style:style>
    <style:style style:name="P12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text-autospace="none"/>
      <style:text-properties fo:font-size="32pt"/>
    </style:style>
    <style:style style:name="P14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P16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1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3" style:font-size-asian="16pt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YMN #820</text:span></text:p>
            <text:p text:style-name="P1"><text:span text:style-name="T2">“</text:span><text:span text:style-name="T2">My Soul, Now Praise Your Mak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My soul, now praise your Maker!</text:span><text:span text:style-name="T4"><text:line-break/></text:span><text:span text:style-name="T4">Let all within me bless His name</text:span><text:span text:style-name="T4"><text:line-break/></text:span><text:span text:style-name="T4">Who makes you full partaker</text:span><text:span text:style-name="T4"><text:line-break/></text:span><text:span text:style-name="T4">Of mercies more than you dare cla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146cm" svg:height="7.011cm" svg:x="1.434cm" svg:y="0.508cm">
          <draw:text-box>
            <text:p text:style-name="P4"><text:span text:style-name="T4">Forget Him not whose meekness</text:span><text:span text:style-name="T4"><text:line-break/></text:span><text:span text:style-name="T4">Still bears with all your sin,</text:span><text:span text:style-name="T4"><text:line-break/></text:span><text:span text:style-name="T4">Who heals your ev’ry weakness,</text:span><text:span text:style-name="T4"><text:line-break/></text:span><text:span text:style-name="T4">Renews your life withi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4.638cm" svg:height="7.011cm" svg:x="1.661cm" svg:y="0.602cm">
          <draw:text-box>
            <text:p text:style-name="P7"><text:span text:style-name="T4">Whose grace and care are endless</text:span><text:span text:style-name="T4"><text:line-break/></text:span><text:span text:style-name="T4">And saved you through the past;</text:span><text:span text:style-name="T4"><text:line-break/></text:span><text:span text:style-name="T4">Who leaves no suff’rer friendless</text:span><text:span text:style-name="T4"><text:line-break/></text:span><text:span text:style-name="T4">But rights the wronged at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4"><text:span text:style-name="T5">2. </text:span><text:span text:style-name="T6">He offers all His treasure</text:span><text:span text:style-name="T6"><text:line-break/></text:span><text:span text:style-name="T6">Of justice, truth, and righteousness,</text:span><text:span text:style-name="T6"><text:line-break/></text:span><text:span text:style-name="T6">His love beyond all measure,</text:span><text:span text:style-name="T6"><text:line-break/></text:span><text:span text:style-name="T6">His yearning pity o’er distres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0" draw:layer="layout" svg:width="25.146cm" svg:height="7.011cm" svg:x="1.524cm" svg:y="0.508cm">
          <draw:text-box>
            <text:p text:style-name="P9"><text:span text:style-name="T6">Nor treats us as we merit</text:span></text:p>
            <text:p text:style-name="P9"><text:span text:style-name="T6">But sets His anger by.</text:span></text:p>
            <text:p text:style-name="P9"><text:span text:style-name="T6">The poor and contrite spirit</text:span></text:p>
            <text:p text:style-name="P9"><text:span text:style-name="T6">Finds His compassion nigh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10" draw:layer="layout" svg:width="25.146cm" svg:height="7.011cm" svg:x="1.524cm" svg:y="0.508cm">
          <draw:text-box>
            <text:p text:style-name="P9"><text:span text:style-name="T6">And high as heav’n above us,</text:span></text:p>
            <text:p text:style-name="P9"><text:span text:style-name="T6">As dawn from close of day,</text:span></text:p>
            <text:p text:style-name="P9"><text:span text:style-name="T6">So far, since He has loved us,</text:span></text:p>
            <text:p text:style-name="P9"><text:span text:style-name="T6">He puts our sin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2" draw:layer="layout" svg:width="25.146cm" svg:height="7.011cm" svg:x="1.548cm" svg:y="0.492cm">
          <draw:text-box>
            <text:p text:style-name="P11"><text:span text:style-name="T5">3. </text:span><text:span text:style-name="T6">For as a tender father</text:span><text:span text:style-name="T6"><text:line-break/></text:span><text:span text:style-name="T6">Has pity on His children here,</text:span><text:span text:style-name="T6"><text:line-break/></text:span><text:span text:style-name="T6">God in His arms will gather</text:span><text:span text:style-name="T6"><text:line-break/></text:span><text:span text:style-name="T6">All who are His in childlike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14" draw:layer="layout" svg:width="25.146cm" svg:height="7.011cm" svg:x="1.477cm" svg:y="0.516cm">
          <draw:text-box>
            <text:p text:style-name="P13"><text:span text:style-name="T6">He knows how frail our powers,</text:span><text:span text:style-name="T6"><text:line-break/></text:span><text:span text:style-name="T6">Who but from dust are made.</text:span><text:span text:style-name="T6"><text:line-break/></text:span><text:span text:style-name="T6">We flourish like the flowers,</text:span><text:span text:style-name="T6"><text:line-break/></text:span><text:span text:style-name="T6">And even so we fad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2" draw:layer="layout" svg:width="25.146cm" svg:height="7.011cm" svg:x="1.524cm" svg:y="0.492cm">
          <draw:text-box>
            <text:p text:style-name="P11"><text:span text:style-name="T6">The wind but through them passes,</text:span><text:span text:style-name="T6"><text:line-break/></text:span><text:span text:style-name="T6">And all their bloom is o’er.</text:span><text:span text:style-name="T6"><text:line-break/></text:span><text:span text:style-name="T6">We wither like the grasses;</text:span><text:span text:style-name="T6"><text:line-break/></text:span><text:span text:style-name="T6">Our place knows us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3" draw:text-style-name="P15" draw:layer="layout" svg:width="25.146cm" svg:height="7.011cm" svg:x="1.457cm" svg:y="0.508cm">
          <draw:text-box>
            <text:p text:style-name="P9"><text:span text:style-name="T5">4. </text:span><text:span text:style-name="T6">His grace remains forever,</text:span></text:p>
            <text:p text:style-name="P9"><text:span text:style-name="T6">And children’s children yet shall prove</text:span></text:p>
            <text:p text:style-name="P9"><text:span text:style-name="T6">That God forsakes them never</text:span></text:p>
            <text:p text:style-name="P9"><text:span text:style-name="T6">Who in true fear shall seek His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3" draw:text-style-name="P17" draw:layer="layout" svg:width="25.146cm" svg:height="7.011cm" svg:x="1.383cm" svg:y="0.434cm">
          <draw:text-box>
            <text:p text:style-name="P16"><text:span text:style-name="T6">In heav’n is fixed His dwelling,</text:span></text:p>
            <text:p text:style-name="P16"><text:span text:style-name="T6">His rule is over all;</text:span></text:p>
            <text:p text:style-name="P16"><text:span text:style-name="T6">O hosts with might excelling,</text:span></text:p>
            <text:p text:style-name="P16"><text:span text:style-name="T6">With praise before Him f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4" draw:text-style-name="P8" draw:layer="layout" svg:width="25.146cm" svg:height="12.103cm" svg:x="1.524cm" svg:y="0.527cm">
          <draw:text-box>
            <text:p text:style-name="P7"><text:span text:style-name="T6">Praise Him forever reigning,</text:span><text:span text:style-name="T6"><text:line-break/></text:span><text:span text:style-name="T6">All you who hear His Word—</text:span><text:span text:style-name="T6"><text:line-break/></text:span><text:span text:style-name="T6">Our life and all sustaining.</text:span><text:span text:style-name="T6"><text:line-break/></text:span><text:span text:style-name="T6">My soul, O praise the Lord!</text:span><text:span text:style-name="T6"><text:line-break/></text:span><text:span text:style-name="T6"/></text:p>
            <text:p text:style-name="P18"><text:span text:style-name="T7"/></text:p>
            <text:p text:style-name="P18"><text:span text:style-name="T7"/></text:p>
            <text:p text:style-name="P18"><text:span text:style-name="T7"/></text:p>
            <text:p text:style-name="P18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2:19:19.023000000</meta:creation-date>
    <dc:title>Hymn template</dc:title>
    <meta:editing-duration>PT17M52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5T11:47:55.348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7-17T12:19:18.733000000"/>
  </office:meta>
</office:document-meta>
</file>